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eople with ADHD are more likely to procrastinate than those without ADH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2-10T17:21:43.89</meta:creation-date>
    <dc:date>2018-02-11T21:10:43.59</dc:date>
    <dc:creator>Timothy Cayer</dc:creator>
    <meta:editing-duration>P1DT27M59S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1" meta:paragraph-count="1" meta:word-count="12" meta:character-count="74"/>
  </office:meta>
</office:document-meta>
</file>